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0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95">Action: [Line Chart (X = Time)]</text:span></text:p>
            <text:p/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95">Action: [Line Chart]</text:span></text:p>
            <text:p/>
            <text:p><text:span text:style-name="T95">Trigger:</text:span></text:p>
            <text:p><text:span text:style-name="T1">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107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41">(0)</text:span>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41">(0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46">&lt;CR&gt;</text:span><text:span text:style-name="T28"> </text:span><text:span text:style-name="T63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35"> </text:span><text:span text:style-name="T5">(3)</text:span></text:p>
            <text:p><text:span text:style-name="T64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13:24:02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8H2M1S</meta:editing-duration>
    <meta:editing-cycles>695</meta:editing-cycles>
    <meta:generator>LibreOffice/6.4.7.2$Windows_X86_64 LibreOffice_project/639b8ac485750d5696d7590a72ef1b496725cfb5</meta:generator>
    <dc:date>2021-04-07T14:08:31.172000000</dc:date>
    <meta:print-date>2013-02-02T14:44:49.07</meta:print-date>
    <meta:document-statistic meta:table-count="13" meta:cell-count="2698" meta:object-count="0"/>
    <meta:user-defined meta:name="Info 1"/>
    <meta:user-defined meta:name="Info 2"/>
    <meta:user-defined meta:name="Info 3"/>
    <meta:user-defined meta:name="Info 4"/>
  </office:meta>
</office:document-meta>
</file>